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1.7mm" svg:y="5.78mm">
            <draw:object draw:notify-on-update-of-ranges="Sheet1.A2:Sheet1.A2 Sheet1.A3:Sheet1.A23 Sheet1.B2:Sheet1.B2 Sheet1.B3:Sheet1.B23 Sheet1.A2:Sheet1.A2 Sheet1.A3:Sheet1.A23 Sheet1.C2:Sheet1.C2 Sheet1.C3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xact Solution</text:p>
          </table:table-cell>
          <table:table-cell table:style-name="ce1" office:value-type="string" calcext:value-type="string">
            <text:p>Euler Method</text:p>
          </table:table-cell>
          <table:table-cell table:style-name="ce1" office:value-type="string" calcext:value-type="string">
            <text:p>Error 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EXP(-[.A3])" office:value-type="float" office:value="0" calcext:value-type="float">
            <text:p>0.00</text:p>
          </table:table-cell>
          <table:table-cell table:formula="of:=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-EXP(-[.A4])" office:value-type="float" office:value="0.181269246922018" calcext:value-type="float">
            <text:p>0.18</text:p>
          </table:table-cell>
          <table:table-cell table:formula="of:=[.C3]+0.1*(1-[.C3])" office:value-type="float" office:value="0.1" calcext:value-type="float">
            <text:p>0.10</text:p>
          </table:table-cell>
          <table:table-cell table:formula="of:=ABS([.B4]-[.C4])/[.B4]*100" office:value-type="float" office:value="44.8334443387301" calcext:value-type="float">
            <text:p>44.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-EXP(-[.A5])" office:value-type="float" office:value="0.329679953964361" calcext:value-type="float">
            <text:p>0.33</text:p>
          </table:table-cell>
          <table:table-cell table:formula="of:=[.C4]+0.1*(1-[.C4])" office:value-type="float" office:value="0.19" calcext:value-type="float">
            <text:p>0.19</text:p>
          </table:table-cell>
          <table:table-cell table:formula="of:=ABS([.B5]-[.C5])/[.B5]*100" office:value-type="float" office:value="42.368349147325" calcext:value-type="float">
            <text:p>42.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-EXP(-[.A6])" office:value-type="float" office:value="0.451188363905974" calcext:value-type="float">
            <text:p>0.45</text:p>
          </table:table-cell>
          <table:table-cell table:formula="of:=[.C5]+0.1*(1-[.C5])" office:value-type="float" office:value="0.271" calcext:value-type="float">
            <text:p>0.27</text:p>
          </table:table-cell>
          <table:table-cell table:formula="of:=ABS([.B6]-[.C6])/[.B6]*100" office:value-type="float" office:value="39.9363942691404" calcext:value-type="float">
            <text:p>3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-EXP(-[.A7])" office:value-type="float" office:value="0.550671035882778" calcext:value-type="float">
            <text:p>0.55</text:p>
          </table:table-cell>
          <table:table-cell table:formula="of:=[.C6]+0.1*(1-[.C6])" office:value-type="float" office:value="0.3439" calcext:value-type="float">
            <text:p>0.34</text:p>
          </table:table-cell>
          <table:table-cell table:formula="of:=ABS([.B7]-[.C7])/[.B7]*100" office:value-type="float" office:value="37.5489216626955" calcext:value-type="float">
            <text:p>37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EXP(-[.A8])" office:value-type="float" office:value="0.632120558828558" calcext:value-type="float">
            <text:p>0.63</text:p>
          </table:table-cell>
          <table:table-cell table:formula="of:=[.C7]+0.1*(1-[.C7])" office:value-type="float" office:value="0.40951" calcext:value-type="float">
            <text:p>0.41</text:p>
          </table:table-cell>
          <table:table-cell table:formula="of:=ABS([.B8]-[.C8])/[.B8]*100" office:value-type="float" office:value="35.2164718769942" calcext:value-type="float">
            <text:p>35.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EXP(-[.A9])" office:value-type="float" office:value="0.698805788087798" calcext:value-type="float">
            <text:p>0.70</text:p>
          </table:table-cell>
          <table:table-cell table:formula="of:=[.C8]+0.1*(1-[.C8])" office:value-type="float" office:value="0.468559" calcext:value-type="float">
            <text:p>0.47</text:p>
          </table:table-cell>
          <table:table-cell table:formula="of:=ABS([.B9]-[.C9])/[.B9]*100" office:value-type="float" office:value="32.9486091862293" calcext:value-type="float">
            <text:p>32.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EXP(-[.A10])" office:value-type="float" office:value="0.753403036058394" calcext:value-type="float">
            <text:p>0.75</text:p>
          </table:table-cell>
          <table:table-cell table:formula="of:=[.C9]+0.1*(1-[.C9])" office:value-type="float" office:value="0.5217031" calcext:value-type="float">
            <text:p>0.52</text:p>
          </table:table-cell>
          <table:table-cell table:formula="of:=ABS([.B10]-[.C10])/[.B10]*100" office:value-type="float" office:value="30.7537831637349" calcext:value-type="float">
            <text:p>30.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EXP(-[.A11])" office:value-type="float" office:value="0.798103482005345" calcext:value-type="float">
            <text:p>0.80</text:p>
          </table:table-cell>
          <table:table-cell table:formula="of:=[.C10]+0.1*(1-[.C10])" office:value-type="float" office:value="0.56953279" calcext:value-type="float">
            <text:p>0.57</text:p>
          </table:table-cell>
          <table:table-cell table:formula="of:=ABS([.B11]-[.C11])/[.B11]*100" office:value-type="float" office:value="28.6392300195244" calcext:value-type="float">
            <text:p>28.6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EXP(-[.A12])" office:value-type="float" office:value="0.834701111778413" calcext:value-type="float">
            <text:p>0.83</text:p>
          </table:table-cell>
          <table:table-cell table:formula="of:=[.C11]+0.1*(1-[.C11])" office:value-type="float" office:value="0.612579511" calcext:value-type="float">
            <text:p>0.61</text:p>
          </table:table-cell>
          <table:table-cell table:formula="of:=ABS([.B12]-[.C12])/[.B12]*100" office:value-type="float" office:value="26.6109146907881" calcext:value-type="float">
            <text:p>26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EXP(-[.A13])" office:value-type="float" office:value="0.864664716763387" calcext:value-type="float">
            <text:p>0.86</text:p>
          </table:table-cell>
          <table:table-cell table:formula="of:=[.C12]+0.1*(1-[.C12])" office:value-type="float" office:value="0.6513215599" calcext:value-type="float">
            <text:p>0.65</text:p>
          </table:table-cell>
          <table:table-cell table:formula="of:=ABS([.B13]-[.C13])/[.B13]*100" office:value-type="float" office:value="24.6735124872417" calcext:value-type="float">
            <text:p>24.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EXP(-[.A14])" office:value-type="float" office:value="0.889196841637666" calcext:value-type="float">
            <text:p>0.89</text:p>
          </table:table-cell>
          <table:table-cell table:formula="of:=[.C13]+0.1*(1-[.C13])" office:value-type="float" office:value="0.68618940391" calcext:value-type="float">
            <text:p>0.69</text:p>
          </table:table-cell>
          <table:table-cell table:formula="of:=ABS([.B14]-[.C14])/[.B14]*100" office:value-type="float" office:value="22.8304272149438" calcext:value-type="float">
            <text:p>22.8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EXP(-[.A15])" office:value-type="float" office:value="0.909282046710588" calcext:value-type="float">
            <text:p>0.91</text:p>
          </table:table-cell>
          <table:table-cell table:formula="of:=[.C14]+0.1*(1-[.C14])" office:value-type="float" office:value="0.717570463519" calcext:value-type="float">
            <text:p>0.72</text:p>
          </table:table-cell>
          <table:table-cell table:formula="of:=ABS([.B15]-[.C15])/[.B15]*100" office:value-type="float" office:value="21.0838412443226" calcext:value-type="float">
            <text:p>21.0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EXP(-[.A16])" office:value-type="float" office:value="0.925726421785666" calcext:value-type="float">
            <text:p>0.93</text:p>
          </table:table-cell>
          <table:table-cell table:formula="of:=[.C15]+0.1*(1-[.C15])" office:value-type="float" office:value="0.7458134171671" calcext:value-type="float">
            <text:p>0.75</text:p>
          </table:table-cell>
          <table:table-cell table:formula="of:=ABS([.B16]-[.C16])/[.B16]*100" office:value-type="float" office:value="19.434792005993" calcext:value-type="float">
            <text:p>19.4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EXP(-[.A17])" office:value-type="float" office:value="0.939189937374782" calcext:value-type="float">
            <text:p>0.94</text:p>
          </table:table-cell>
          <table:table-cell table:formula="of:=[.C16]+0.1*(1-[.C16])" office:value-type="float" office:value="0.77123207545039" calcext:value-type="float">
            <text:p>0.77</text:p>
          </table:table-cell>
          <table:table-cell table:formula="of:=ABS([.B17]-[.C17])/[.B17]*100" office:value-type="float" office:value="17.8832688938157" calcext:value-type="float">
            <text:p>17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EXP(-[.A18])" office:value-type="float" office:value="0.950212931632136" calcext:value-type="float">
            <text:p>0.95</text:p>
          </table:table-cell>
          <table:table-cell table:formula="of:=[.C17]+0.1*(1-[.C17])" office:value-type="float" office:value="0.794108867905351" calcext:value-type="float">
            <text:p>0.79</text:p>
          </table:table-cell>
          <table:table-cell table:formula="of:=ABS([.B18]-[.C18])/[.B18]*100" office:value-type="float" office:value="16.4283244870865" calcext:value-type="float">
            <text:p>16.4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EXP(-[.A19])" office:value-type="float" office:value="0.959237796021634" calcext:value-type="float">
            <text:p>0.96</text:p>
          </table:table-cell>
          <table:table-cell table:formula="of:=[.C18]+0.1*(1-[.C18])" office:value-type="float" office:value="0.814697981114816" calcext:value-type="float">
            <text:p>0.81</text:p>
          </table:table-cell>
          <table:table-cell table:formula="of:=ABS([.B19]-[.C19])/[.B19]*100" office:value-type="float" office:value="15.0681943003378" calcext:value-type="float">
            <text:p>15.0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EXP(-[.A20])" office:value-type="float" office:value="0.966626730039674" calcext:value-type="float">
            <text:p>0.97</text:p>
          </table:table-cell>
          <table:table-cell table:formula="of:=[.C19]+0.1*(1-[.C19])" office:value-type="float" office:value="0.833228183003334" calcext:value-type="float">
            <text:p>0.83</text:p>
          </table:table-cell>
          <table:table-cell table:formula="of:=ABS([.B20]-[.C20])/[.B20]*100" office:value-type="float" office:value="13.8004198405381" calcext:value-type="float">
            <text:p>13.8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EXP(-[.A21])" office:value-type="float" office:value="0.972676277552707" calcext:value-type="float">
            <text:p>0.97</text:p>
          </table:table-cell>
          <table:table-cell table:formula="of:=[.C20]+0.1*(1-[.C20])" office:value-type="float" office:value="0.849905364703001" calcext:value-type="float">
            <text:p>0.85</text:p>
          </table:table-cell>
          <table:table-cell table:formula="of:=ABS([.B21]-[.C21])/[.B21]*100" office:value-type="float" office:value="12.6219705037531" calcext:value-type="float">
            <text:p>12.6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EXP(-[.A22])" office:value-type="float" office:value="0.977629228143834" calcext:value-type="float">
            <text:p>0.98</text:p>
          </table:table-cell>
          <table:table-cell table:formula="of:=[.C21]+0.1*(1-[.C21])" office:value-type="float" office:value="0.864914828232701" calcext:value-type="float">
            <text:p>0.86</text:p>
          </table:table-cell>
          <table:table-cell table:formula="of:=ABS([.B22]-[.C22])/[.B22]*100" office:value-type="float" office:value="11.5293606887284" calcext:value-type="float">
            <text:p>11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EXP(-[.A23])" office:value-type="float" office:value="0.981684361111266" calcext:value-type="float">
            <text:p>0.98</text:p>
          </table:table-cell>
          <table:table-cell table:formula="of:=[.C22]+0.1*(1-[.C22])" office:value-type="float" office:value="0.878423345409431" calcext:value-type="float">
            <text:p>0.88</text:p>
          </table:table-cell>
          <table:table-cell table:formula="of:=ABS([.B23]-[.C23])/[.B23]*100" office:value-type="float" office:value="10.5187593683313" calcext:value-type="float">
            <text:p>10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08:09:40.514000000</meta:creation-date>
    <dc:date>2020-01-04T08:36:40.607000000</dc:date>
    <meta:editing-duration>PT6M1S</meta:editing-duration>
    <meta:editing-cycles>1</meta:editing-cycles>
    <meta:document-statistic meta:table-count="1" meta:cell-count="87" meta:object-count="1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952cm" style:legend-expansion="high" chart:style-name="ch2"/>
        <chart:plot-area chart:style-name="ch3" table:cell-range-address="Sheet1.A2:Sheet1.C23" chart:data-source-has-labels="row" svg:x="1.331cm" svg:y="0.18cm" svg:width="10.756cm" svg:height="7.659cm">
          <chartooo:coordinate-region svg:x="2.243cm" svg:y="0.38cm" svg:width="9.604cm" svg:height="6.812cm"/>
          <chart:axis chart:dimension="x" chart:name="primary-x" chart:style-name="ch4">
            <chart:title svg:x="6.295cm" svg:y="8.019cm" chart:style-name="ch5">
              <text:p>Time</text:p>
            </chart:title>
          </chart:axis>
          <chart:axis chart:dimension="y" chart:name="primary-y" chart:style-name="ch6">
            <chart:title svg:x="0.451cm" svg:y="4.291cm" chart:style-name="ch7">
              <text:p>v(t)</text:p>
            </chart:title>
            <chart:grid chart:style-name="ch8" chart:class="major"/>
          </chart:axis>
          <chart:series chart:style-name="ch9" chart:values-cell-range-address="Sheet1.B3:Sheet1.B23" chart:label-cell-address="Sheet1.B2:Sheet1.B2" chart:class="chart:scatter">
            <chart:domain table:cell-range-address="Sheet1.A3:Sheet1.A23"/>
            <chart:data-point chart:repeated="21"/>
          </chart:series>
          <chart:series chart:style-name="ch10" chart:values-cell-range-address="Sheet1.C3:Sheet1.C23" chart:label-cell-address="Sheet1.C2:Sheet1.C2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ct Solution</text:p>
                <draw:g>
                  <svg:desc>Sheet1.B2:Sheet1.B2</svg:desc>
                </draw:g>
              </table:table-cell>
              <table:table-cell office:value-type="string">
                <text:p>Euler Method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3</svg:desc>
                </draw:g>
              </table:table-cell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550671035882778">
                <text:p>0.550671035882778</text:p>
              </table:table-cell>
              <table:table-cell office:value-type="float" office:value="0.3439">
                <text:p>0.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40951">
                <text:p>0.40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0.468559">
                <text:p>0.468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5217031">
                <text:p>0.5217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0.56953279">
                <text:p>0.5695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834701111778413">
                <text:p>0.834701111778413</text:p>
              </table:table-cell>
              <table:table-cell office:value-type="float" office:value="0.612579511">
                <text:p>0.61257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889196841637666">
                <text:p>0.889196841637666</text:p>
              </table:table-cell>
              <table:table-cell office:value-type="float" office:value="0.68618940391">
                <text:p>0.68618940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909282046710588">
                <text:p>0.909282046710588</text:p>
              </table:table-cell>
              <table:table-cell office:value-type="float" office:value="0.717570463519">
                <text:p>0.717570463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925726421785666">
                <text:p>0.925726421785666</text:p>
              </table:table-cell>
              <table:table-cell office:value-type="float" office:value="0.7458134171671">
                <text:p>0.7458134171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939189937374782">
                <text:p>0.939189937374782</text:p>
              </table:table-cell>
              <table:table-cell office:value-type="float" office:value="0.77123207545039">
                <text:p>0.77123207545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794108867905351">
                <text:p>0.794108867905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959237796021634">
                <text:p>0.959237796021634</text:p>
              </table:table-cell>
              <table:table-cell office:value-type="float" office:value="0.814697981114816">
                <text:p>0.814697981114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966626730039674">
                <text:p>0.966626730039674</text:p>
              </table:table-cell>
              <table:table-cell office:value-type="float" office:value="0.833228183003334">
                <text:p>0.83322818300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972676277552707">
                <text:p>0.972676277552707</text:p>
              </table:table-cell>
              <table:table-cell office:value-type="float" office:value="0.849905364703001">
                <text:p>0.849905364703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977629228143834">
                <text:p>0.977629228143834</text:p>
              </table:table-cell>
              <table:table-cell office:value-type="float" office:value="0.864914828232701">
                <text:p>0.864914828232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878423345409431">
                <text:p>0.878423345409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